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418d35" officeooo:paragraph-rsid="00418d35" fo:background-color="transparent"/>
    </style:style>
    <style:style style:name="P27" style:family="paragraph" style:parent-style-name="Standard">
      <style:text-properties officeooo:rsid="002dbb5b" officeooo:paragraph-rsid="00418d35" fo:background-color="transparent"/>
    </style:style>
    <style:style style:name="P28" style:family="paragraph" style:parent-style-name="Standard">
      <style:text-properties officeooo:rsid="0028d9bd" officeooo:paragraph-rsid="0028d9bd"/>
    </style:style>
    <style:style style:name="P29" style:family="paragraph" style:parent-style-name="Standard">
      <style:text-properties officeooo:rsid="00293216" officeooo:paragraph-rsid="00293216"/>
    </style:style>
    <style:style style:name="P30" style:family="paragraph" style:parent-style-name="Standard">
      <style:text-properties officeooo:rsid="00303bef" officeooo:paragraph-rsid="00303bef"/>
    </style:style>
    <style:style style:name="P31" style:family="paragraph" style:parent-style-name="Standard">
      <style:text-properties officeooo:rsid="0032fd3e" officeooo:paragraph-rsid="0032fd3e"/>
    </style:style>
    <style:style style:name="P32" style:family="paragraph" style:parent-style-name="Standard">
      <style:text-properties officeooo:rsid="002d6fdb" officeooo:paragraph-rsid="002d6fdb"/>
    </style:style>
    <style:style style:name="P33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4" style:family="paragraph" style:parent-style-name="Standard">
      <style:text-properties officeooo:rsid="003ca0f9" officeooo:paragraph-rsid="003ca0f9"/>
    </style:style>
    <style:style style:name="P35" style:family="paragraph" style:parent-style-name="Standard">
      <style:text-properties officeooo:rsid="003efe77" officeooo:paragraph-rsid="003efe77"/>
    </style:style>
    <style:style style:name="P36" style:family="paragraph" style:parent-style-name="Standard">
      <style:text-properties officeooo:rsid="0035ef4e" officeooo:paragraph-rsid="003639b1"/>
    </style:style>
    <style:style style:name="P37" style:family="paragraph" style:parent-style-name="Standard">
      <style:text-properties officeooo:rsid="002dbb5b" officeooo:paragraph-rsid="003639b1" fo:background-color="#ffff00"/>
    </style:style>
    <style:style style:name="P38" style:family="paragraph" style:parent-style-name="Standard">
      <style:text-properties officeooo:rsid="00356c35" officeooo:paragraph-rsid="0037fc61"/>
    </style:style>
    <style:style style:name="P39" style:family="paragraph" style:parent-style-name="Standard">
      <style:text-properties officeooo:rsid="00450849" officeooo:paragraph-rsid="0045084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a7523" fo:background-color="#ffff00" loext:char-shading-value="0"/>
    </style:style>
    <style:style style:name="T6" style:family="text">
      <style:text-properties officeooo:rsid="00201422"/>
    </style:style>
    <style:style style:name="T7" style:family="text">
      <style:text-properties officeooo:rsid="00211367"/>
    </style:style>
    <style:style style:name="T8" style:family="text">
      <style:text-properties officeooo:rsid="002dbb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  <style:style style:name="T11" style:family="text">
      <style:text-properties officeooo:rsid="00405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ODO:</text:p>
      <text:p text:style-name="P30">1.<text:tab/>公司logo.js,<text:span text:style-name="T4">logo.png(样式修改.),logo.gif,logo.jpg.</text:span></text:p>
      <text:p text:style-name="P31">2.<text:tab/>在afanty3d.js中添加logo模块儿。</text:p>
      <text:p text:style-name="P38">3.<text:tab/>收集字体,<text:span text:style-name="T8">将文字字库按照unicode编码格式拆分,并统一命名,在afanty3d内增加及时加载js模块功能.</text:span></text:p>
      <text:p text:style-name="P39">4.<text:tab/>公司网站图片，素材整理．</text:p>
      <text:p text:style-name="P34"/>
      <text:p text:style-name="P31"/>
      <text:p text:style-name="P1">通用功能</text:p>
      <text:p text:style-name="P28">1.<text:tab/>状态管理器</text:p>
      <text:p text:style-name="P28">2.<text:tab/>场景init。</text:p>
      <text:p text:style-name="P28">3.<text:tab/>公司logo，版权信息。</text:p>
      <text:p text:style-name="P29">4.<text:tab/><text:span text:style-name="T1">体验功能注释，</text:span><text:span text:style-name="T5">增加体验说明语句，“亲，您目前访问的是体验页面，为开放全部<text:tab/>功能，请见谅。”</text:span></text:p>
      <text:p text:style-name="P32">5.<text:tab/><text:span text:style-name="T1">中文字体路径，opentype.js，typeface.</text:span><text:span text:style-name="T3">js,</text:span></text:p>
      <text:p text:style-name="P32">6.<text:tab/><text:span text:style-name="T1">创建afanty3d，github项目。</text:span></text:p>
      <text:p text:style-name="P36"><text:span text:style-name="T1">7.<text:tab/>英文艺术字体转换.</text:span><text:span text:style-name="T2">typeface.</text:span><text:span text:style-name="T3">js</text:span></text:p>
      <text:p text:style-name="P37"/>
      <text:p text:style-name="P27">布尔运算模块儿</text:p>
      <text:p text:style-name="P26">1.<text:tab/>获得运算模型(dst)与源模型(source)的交集,</text:p>
      <text:p text:style-name="P26">2.<text:tab/>交集,直接返回 intersection = source - dst</text:p>
      <text:p text:style-name="P26">3.<text:tab/>并集, source + (dst – intersection)</text:p>
      <text:p text:style-name="P26">4.<text:tab/>差集, source – intersection</text:p>
      <text:p text:style-name="P26"/>
      <text:p text:style-name="P35">中文艺术字体制作.</text:p>
      <text:p text:style-name="P35"><text:span text:style-name="T11">1.<text:tab/></text:span>中文艺术字体制作.</text:p>
      <text:p text:style-name="P28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<text:soft-page-break/>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7">，按照圆环的弧度放置</text:span></text:p>
      <text:p text:style-name="P12"><text:span text:style-name="T7">3.<text:tab/></text:span>合并webgl_<text:span text:style-name="T6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3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4-02T11:59:40.599927134</dc:date>
    <meta:editing-duration>P1DT5H50M39S</meta:editing-duration>
    <meta:editing-cycles>61</meta:editing-cycles>
    <meta:generator>LibreOffice/4.3.3.2$Linux_X86_64 LibreOffice_project/430m0$Build-2</meta:generator>
    <meta:document-statistic meta:table-count="0" meta:image-count="0" meta:object-count="0" meta:page-count="2" meta:paragraph-count="60" meta:word-count="863" meta:character-count="1492" meta:non-whitespace-character-count="1414"/>
  </office:meta>
</office:document-meta>
</file>